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49cm"/>
    </style:style>
    <style:style style:name="Tabela1.B" style:family="table-column">
      <style:table-column-properties style:column-width="3.004cm"/>
    </style:style>
    <style:style style:name="Tabela1.C" style:family="table-column">
      <style:table-column-properties style:column-width="7.742cm"/>
    </style:style>
    <style:style style:name="Tabela1.D" style:family="table-column">
      <style:table-column-properties style:column-width="4.30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LAB5</text:p>
      <text:p text:style-name="Text_20_body">Perfeito — você já está <text:span text:style-name="Strong_20_Emphasis">num ponto de maturidade muito bom para estruturar um roadmap realista</text:span>, e sua descrição mostra que as fundações técnicas estão bem pensadas:</text:p>
      <text:list text:style-name="L1">
        <text:list-item>
          <text:p text:style-name="P1">O <text:span text:style-name="Strong_20_Emphasis">frontend</text:span> (EAD gratuito) já tem conteúdo inicial, geração dinâmica via JSON, e lógica de playground local.</text:p>
        </text:list-item>
        <text:list-item>
          <text:p text:style-name="P1">O <text:span text:style-name="Strong_20_Emphasis">backend (Laravel)</text:span> já tem base de dados inicial (migration) e autenticação funcionando localmente em container.</text:p>
        </text:list-item>
        <text:list-item>
          <text:p text:style-name="P1">E você conta com <text:span text:style-name="Strong_20_Emphasis">um desenvolvedor fullstack pleno</text:span>, com <text:span text:style-name="Strong_20_Emphasis">6h diárias disponíveis</text:span> (~30h/semana), o que é um ritmo sólido de progresso constante.</text:p>
        </text:list-item>
      </text:list>
      <text:p text:style-name="Text_20_body">Vamos construir um <text:span text:style-name="Strong_20_Emphasis">cronograma de evolução técnica e estratégica</text:span>, organizado por horizonte temporal: <text:span text:style-name="Strong_20_Emphasis">curto (3 meses)</text:span>, <text:span text:style-name="Strong_20_Emphasis">médio (12 meses)</text:span> e <text:span text:style-name="Strong_20_Emphasis">longo prazo (além de 12 meses)</text:span>.</text:p>
      <text:p text:style-name="Text_20_body">O foco aqui será:</text:p>
      <text:list text:style-name="L2">
        <text:list-item>
          <text:p text:style-name="P2">Consolidar as duas soluções (frontend e backend) em fases lógicas;</text:p>
        </text:list-item>
        <text:list-item>
          <text:p text:style-name="P2">Maximizar retorno no curto prazo;</text:p>
        </text:list-item>
        <text:list-item>
          <text:p text:style-name="P2">Garantir base técnica sólida para escalar no futuro;</text:p>
        </text:list-item>
        <text:list-item>
          <text:p text:style-name="P2">E distribuir o esforço dentro do tempo real disponível.</text:p>
        </text:list-item>
      </text:list>
      <text:p text:style-name="Horizontal_20_Line"/>
      <text:h text:style-name="Heading_20_1" text:outline-level="1">🗓️ CRONOGRAMA DE DESENVOLVIMENTO</text:h>
      <text:h text:style-name="Heading_20_2" text:outline-level="2">🔹 Curto prazo — 0 a 3 meses</text:h>
      <text:h text:style-name="Heading_20_3" text:outline-level="3">🎯 Objetivo: consolidar MVPs e estabelecer ciclo de entrega estável</text:h>
      <text:p text:style-name="Text_20_body"><text:span text:style-name="Strong_20_Emphasis">Prioridade:</text:span> entregar valor visível ao usuário e estruturar integração mínima entre as soluções.</text:p>
      <text:h text:style-name="Heading_20_4" text:outline-level="4">✅ Frontend (GitHub Pages)</text:h>
      <text:list text:style-name="L3">
        <text:list-item>
          <text:p text:style-name="P3">Finalizar pelo menos <text:span text:style-name="Strong_20_Emphasis">1 curso completo</text:span> (HTML5) com conteúdo navegável e funcional.</text:p>
        </text:list-item>
        <text:list-item>
          <text:p text:style-name="P3">Implementar:</text:p>
          <text:list>
            <text:list-item>
              <text:p text:style-name="P3">Sistema de <text:span text:style-name="Strong_20_Emphasis">aulas sequenciais</text:span> (navegação entre módulos).</text:p>
            </text:list-item>
            <text:list-item>
              <text:p text:style-name="P3">Feedback visual no playground (execução de código, resultado).</text:p>
            </text:list-item>
            <text:list-item>
              <text:p text:style-name="P3">Layout responsivo, otimização de tempo de carregamento.</text:p>
            </text:list-item>
          </text:list>
        </text:list-item>
        <text:list-item>
          <text:p text:style-name="P3">Refinar o <text:span text:style-name="Strong_20_Emphasis">gerador de JSON</text:span> (interface mais amigável e validada).</text:p>
        </text:list-item>
        <text:list-item>
          <text:p text:style-name="P3">Incluir <text:span text:style-name="Strong_20_Emphasis">telemetria básica</text:span> (Google Analytics ou Firebase Analytics) para entender o uso.</text:p>
        </text:list-item>
      </text:list>
      <text:h text:style-name="Heading_20_4" text:outline-level="4"><text:soft-page-break/>✅ Backend (Laravel local → ambiente remoto)</text:h>
      <text:list text:style-name="L4">
        <text:list-item>
          <text:p text:style-name="P4">Refinar autenticação e cadastro (inclusão de validações, e-mail de confirmação).</text:p>
        </text:list-item>
        <text:list-item>
          <text:p text:style-name="P4">Configurar ambiente remoto:</text:p>
          <text:list>
            <text:list-item>
              <text:p text:style-name="P4">Deploy do backend em <text:span text:style-name="Strong_20_Emphasis">VPS ou Render</text:span>, com banco de dados online.</text:p>
            </text:list-item>
            <text:list-item>
              <text:p text:style-name="P4">Integração com domínio próprio e HTTPS.</text:p>
            </text:list-item>
          </text:list>
        </text:list-item>
        <text:list-item>
          <text:p text:style-name="P4">Implementar <text:span text:style-name="Strong_20_Emphasis">CRUD básico de cursos e usuários</text:span>.</text:p>
        </text:list-item>
        <text:list-item>
          <text:p text:style-name="P4">Criar <text:span text:style-name="Strong_20_Emphasis">API inicial (REST)</text:span> para leitura de informações do curso (ex: progresso, perfil, login).</text:p>
        </text:list-item>
      </text:list>
      <text:h text:style-name="Heading_20_4" text:outline-level="4">✅ Integração inicial</text:h>
      <text:list text:style-name="L5">
        <text:list-item>
          <text:p text:style-name="P5">Teste piloto de integração via <text:span text:style-name="Strong_20_Emphasis">API</text:span>:</text:p>
          <text:list>
            <text:list-item>
              <text:p text:style-name="P5">Frontend consulta o backend para autenticar usuário (via token JWT simples).</text:p>
            </text:list-item>
            <text:list-item>
              <text:p text:style-name="P5">Gravar progresso ou preferências no backend.</text:p>
            </text:list-item>
          </text:list>
        </text:list-item>
        <text:list-item>
          <text:p text:style-name="P5">Planejar pipeline de deploy automatizado (GitHub Actions ou simples CI/CD manual).</text:p>
        </text:list-item>
      </text:list>
      <text:h text:style-name="Heading_20_4" text:outline-level="4">🕒 Entregáveis ao fim dos 3 meses</text:h>
      <text:list text:style-name="L6">
        <text:list-item>
          <text:p text:style-name="P6">MVP completo do curso HTML5 público.</text:p>
        </text:list-item>
        <text:list-item>
          <text:p text:style-name="P6">Backend Laravel funcional online.</text:p>
        </text:list-item>
        <text:list-item>
          <text:p text:style-name="P6">Login unificado inicial.</text:p>
        </text:list-item>
        <text:list-item>
          <text:p text:style-name="P6">Infra básica estável (frontend + backend hospedados).</text:p>
        </text:list-item>
      </text:list>
      <text:p text:style-name="Horizontal_20_Line"/>
      <text:h text:style-name="Heading_20_2" text:outline-level="2">🔸 Médio prazo — 3 a 12 meses</text:h>
      <text:h text:style-name="Heading_20_3" text:outline-level="3">🎯 Objetivo: escalar funcionalidade e separar produtos (gratuito vs pago)</text:h>
      <text:p text:style-name="Text_20_body">Aqui é onde o sistema <text:span text:style-name="Strong_20_Emphasis">começa a amadurecer como plataforma EAD real</text:span>.</text:p>
      <text:h text:style-name="Heading_20_4" text:outline-level="4">✅ Frontend gratuito (GitHub Pages → Firebase)</text:h>
      <text:list text:style-name="L7">
        <text:list-item>
          <text:p text:style-name="P7">Migrar gradualmente:</text:p>
          <text:list>
            <text:list-item>
              <text:p text:style-name="P7">Usuários anônimos → Firebase Auth (Google, e-mail, etc.).</text:p>
            </text:list-item>
            <text:list-item>
              <text:p text:style-name="P7">Armazenamento temporário → Firebase Firestore ou Realtime Database.</text:p>
            </text:list-item>
          </text:list>
        </text:list-item>
        <text:list-item>
          <text:p text:style-name="P7">Integrar <text:span text:style-name="Strong_20_Emphasis">Firebase Analytics</text:span> para dados mais ricos.</text:p>
        </text:list-item>
        <text:list-item>
          <text:p text:style-name="P7">Incluir <text:span text:style-name="Strong_20_Emphasis">monetização com Google AdSense</text:span> ou similar.</text:p>
        </text:list-item>
        <text:list-item>
          <text:p text:style-name="P7">Adicionar mais cursos abertos (HTML5, CSS, JS básico).</text:p>
        </text:list-item>
        <text:list-item>
          <text:p text:style-name="P7">Melhorar a <text:span text:style-name="Strong_20_Emphasis">geração de conteúdo JSON</text:span> (versão online colaborativa, exportável).</text:p>
        </text:list-item>
      </text:list>
      <text:h text:style-name="Heading_20_4" text:outline-level="4">✅ Backend Laravel (versão paga)</text:h>
      <text:list text:style-name="L8">
        <text:list-item>
          <text:p text:style-name="P8">Implementar <text:span text:style-name="Strong_20_Emphasis">painel administrativo completo</text:span> (gestão de cursos, usuários, relatórios).</text:p>
        </text:list-item>
        <text:list-item>
          <text:p text:style-name="P8"><text:soft-page-break/>Adicionar <text:span text:style-name="Strong_20_Emphasis">sistema de pagamentos</text:span> (Stripe, PagSeguro, Pix).</text:p>
        </text:list-item>
        <text:list-item>
          <text:p text:style-name="P8">Criar <text:span text:style-name="Strong_20_Emphasis">área de aluno</text:span> com progresso, certificados e trilhas personalizadas.</text:p>
        </text:list-item>
        <text:list-item>
          <text:p text:style-name="P8">Criar <text:span text:style-name="Strong_20_Emphasis">API pública autenticada</text:span> (para ser usada pelo frontend gratuito).</text:p>
        </text:list-item>
        <text:list-item>
          <text:p text:style-name="P8">Adicionar <text:span text:style-name="Strong_20_Emphasis">caching e otimização de performance</text:span> (Redis, Cloudflare, etc.).</text:p>
        </text:list-item>
      </text:list>
      <text:h text:style-name="Heading_20_4" text:outline-level="4">✅ Integração estratégica</text:h>
      <text:list text:style-name="L9">
        <text:list-item>
          <text:p text:style-name="P9">Unificar <text:span text:style-name="Strong_20_Emphasis">autenticação entre Firebase e Laravel</text:span> (via tokens compartilhados ou gateway).</text:p>
        </text:list-item>
        <text:list-item>
          <text:p text:style-name="P9">Criar <text:span text:style-name="Strong_20_Emphasis">mecanismo de upgrade</text:span>: usuário gratuito → plano premium.</text:p>
        </text:list-item>
        <text:list-item>
          <text:p text:style-name="P9">Configurar <text:span text:style-name="Strong_20_Emphasis">monitoramento e logs</text:span> (Sentry, Logtail, etc.).</text:p>
        </text:list-item>
        <text:list-item>
          <text:p text:style-name="P9">Criar <text:span text:style-name="Strong_20_Emphasis">rotina de backup</text:span> do banco e estrutura de versionamento de dados.</text:p>
        </text:list-item>
      </text:list>
      <text:h text:style-name="Heading_20_4" text:outline-level="4">🕒 Entregáveis ao fim de 12 meses</text:h>
      <text:list text:style-name="L10">
        <text:list-item>
          <text:p text:style-name="P10">EAD gratuito ativo e estável com 3+ cursos e monetização por anúncios.</text:p>
        </text:list-item>
        <text:list-item>
          <text:p text:style-name="P10">Plataforma paga estável com checkout, área de aluno e relatórios.</text:p>
        </text:list-item>
        <text:list-item>
          <text:p text:style-name="P10">Login unificado funcional.</text:p>
        </text:list-item>
        <text:list-item>
          <text:p text:style-name="P10">Pipeline de deploy completo (testes + CI/CD).</text:p>
        </text:list-item>
        <text:list-item>
          <text:p text:style-name="P10">Monitoramento ativo e backup automatizado.</text:p>
        </text:list-item>
      </text:list>
      <text:p text:style-name="Horizontal_20_Line"/>
      <text:h text:style-name="Heading_20_2" text:outline-level="2">🔺 Longo prazo — 12 a 24 meses</text:h>
      <text:h text:style-name="Heading_20_3" text:outline-level="3">🎯 Objetivo: consolidar a plataforma, escalar e profissionalizar</text:h>
      <text:p text:style-name="Text_20_body">Agora é o momento de pensar como o Spotify fez — <text:span text:style-name="Strong_20_Emphasis">infra, automação e escala real</text:span>.</text:p>
      <text:h text:style-name="Heading_20_4" text:outline-level="4">✅ Escalabilidade e confiabilidade</text:h>
      <text:list text:style-name="L11">
        <text:list-item>
          <text:p text:style-name="P11">Migrar backend Laravel para <text:span text:style-name="Strong_20_Emphasis">infra profissional</text:span> (VPS dedicada ou containerizada, com balanceamento).</text:p>
        </text:list-item>
        <text:list-item>
          <text:p text:style-name="P11">Orquestração (Docker Compose → Kubernetes ou equivalente leve).</text:p>
        </text:list-item>
        <text:list-item>
          <text:p text:style-name="P11">Implementar <text:span text:style-name="Strong_20_Emphasis">CDN e cache global</text:span> (Cloudflare, Varnish, etc.).</text:p>
        </text:list-item>
        <text:list-item>
          <text:p text:style-name="P11">Otimizar banco de dados (índices, replicação).</text:p>
        </text:list-item>
        <text:list-item>
          <text:p text:style-name="P11">Adotar <text:span text:style-name="Strong_20_Emphasis">monitoramento centralizado</text:span> (Grafana, Prometheus, ou serviços SaaS).</text:p>
        </text:list-item>
      </text:list>
      <text:h text:style-name="Heading_20_4" text:outline-level="4">✅ Produto</text:h>
      <text:list text:style-name="L12">
        <text:list-item>
          <text:p text:style-name="P12">Expandir catálogo pago (novos cursos, planos de assinatura).</text:p>
        </text:list-item>
        <text:list-item>
          <text:p text:style-name="P12">Implementar <text:span text:style-name="Strong_20_Emphasis">gamificação</text:span> (badges, níveis, progresso compartilhado).</text:p>
        </text:list-item>
        <text:list-item>
          <text:p text:style-name="P12">Criar <text:span text:style-name="Strong_20_Emphasis">API pública</text:span> para integração com parceiros (escolas, criadores).</text:p>
        </text:list-item>
        <text:list-item>
          <text:p text:style-name="P12">Desenvolver <text:span text:style-name="Strong_20_Emphasis">aplicativo mobile</text:span> (React Native ou Flutter) consumindo a mesma API.</text:p>
        </text:list-item>
      </text:list>
      <text:h text:style-name="Heading_20_4" text:outline-level="4"><text:soft-page-break/>✅ Operação e equipe</text:h>
      <text:list text:style-name="L13">
        <text:list-item>
          <text:p text:style-name="P13">Formalizar processos de suporte e atendimento (ticket system, FAQ dinâmica).</text:p>
        </text:list-item>
        <text:list-item>
          <text:p text:style-name="P13">Automatizar tarefas (geração de certificados, relatórios, e-mails automáticos).</text:p>
        </text:list-item>
        <text:list-item>
          <text:p text:style-name="P13">Treinar ou contratar <text:span text:style-name="Strong_20_Emphasis">dev adicional</text:span> para manutenção contínua e evolução.</text:p>
        </text:list-item>
      </text:list>
      <text:h text:style-name="Heading_20_4" text:outline-level="4">🕒 Entregáveis ao fim de 24 meses</text:h>
      <text:list text:style-name="L14">
        <text:list-item>
          <text:p text:style-name="P14">Plataforma completa, com divisão clara entre gratuita (Firebase) e paga (Laravel).</text:p>
        </text:list-item>
        <text:list-item>
          <text:p text:style-name="P14">Infra escalável e resiliente.</text:p>
        </text:list-item>
        <text:list-item>
          <text:p text:style-name="P14">Catálogo robusto de cursos.</text:p>
        </text:list-item>
        <text:list-item>
          <text:p text:style-name="P14">Modelo de receita validado e em expansão.</text:p>
        </text:list-item>
      </text:list>
      <text:p text:style-name="Horizontal_20_Line"/>
      <text:h text:style-name="Heading_20_2" text:outline-level="2">📊 Cronograma resumido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Prazo</text:p>
            </table:table-cell>
            <table:table-cell table:style-name="Tabela1.A1" office:value-type="string">
              <text:p text:style-name="Table_20_Heading">Meta central</text:p>
            </table:table-cell>
            <table:table-cell table:style-name="Tabela1.A1" office:value-type="string">
              <text:p text:style-name="Table_20_Heading">Entregas-chave</text:p>
            </table:table-cell>
            <table:table-cell table:style-name="Tabela1.A1" office:value-type="string">
              <text:p text:style-name="Table_20_Heading">Resultado esperad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0–3 meses</text:span></text:p>
          </table:table-cell>
          <table:table-cell table:style-name="Tabela1.A1" office:value-type="string">
            <text:p text:style-name="Table_20_Contents">Consolidar MVPs</text:p>
          </table:table-cell>
          <table:table-cell table:style-name="Tabela1.A1" office:value-type="string">
            <text:p text:style-name="Table_20_Contents">Curso HTML5 completo, backend online, login unificado básico</text:p>
          </table:table-cell>
          <table:table-cell table:style-name="Tabela1.A1" office:value-type="string">
            <text:p text:style-name="Table_20_Contents">MVP estável, base técnica sólid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3–12 meses</text:span></text:p>
          </table:table-cell>
          <table:table-cell table:style-name="Tabela1.A1" office:value-type="string">
            <text:p text:style-name="Table_20_Contents">Ampliar e monetizar</text:p>
          </table:table-cell>
          <table:table-cell table:style-name="Tabela1.A1" office:value-type="string">
            <text:p text:style-name="Table_20_Contents">EAD gratuito com anúncios, plataforma paga com checkout</text:p>
          </table:table-cell>
          <table:table-cell table:style-name="Tabela1.A1" office:value-type="string">
            <text:p text:style-name="Table_20_Contents">Produto duplo em operação rea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12–24 meses</text:span></text:p>
          </table:table-cell>
          <table:table-cell table:style-name="Tabela1.A1" office:value-type="string">
            <text:p text:style-name="Table_20_Contents">Escalar e consolidar</text:p>
          </table:table-cell>
          <table:table-cell table:style-name="Tabela1.A1" office:value-type="string">
            <text:p text:style-name="Table_20_Contents">Infra orquestrada, API pública, app mobile</text:p>
          </table:table-cell>
          <table:table-cell table:style-name="Tabela1.A1" office:value-type="string">
            <text:p text:style-name="Table_20_Contents">Plataforma madura e sustentáv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2:02:57.326415799</meta:creation-date>
    <dc:date>2025-10-05T12:05:52.954015368</dc:date>
    <meta:editing-duration>PT2M59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4" meta:paragraph-count="108" meta:word-count="888" meta:character-count="5705" meta:non-whitespace-character-count="4988"/>
  </office:meta>
</office:document-meta>
</file>